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34f" officeooo:paragraph-rsid="0019e34f"/>
    </style:style>
    <style:style style:name="P2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paragraph-rsid="00255eb8" fo:background-color="#566572" loext:padding="0cm" loext:border="none"/>
    </style:style>
    <style:style style:name="P3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7953c" officeooo:paragraph-rsid="0027953c" fo:background-color="#566572" loext:padding="0cm" loext:border="none"/>
    </style:style>
    <style:style style:name="P4" style:family="paragraph" style:parent-style-name="Standard">
      <style:text-properties officeooo:rsid="001cd34e" officeooo:paragraph-rsid="001cd34e"/>
    </style:style>
    <style:style style:name="P5" style:family="paragraph" style:parent-style-name="Standard">
      <style:text-properties officeooo:rsid="001d53c2" officeooo:paragraph-rsid="001d53c2"/>
    </style:style>
    <style:style style:name="P6" style:family="paragraph" style:parent-style-name="Standard">
      <style:text-properties officeooo:rsid="001d53c2" officeooo:paragraph-rsid="0020d9a0"/>
    </style:style>
    <style:style style:name="P7" style:family="paragraph" style:parent-style-name="Standard">
      <style:text-properties officeooo:paragraph-rsid="0020d9a0"/>
    </style:style>
    <style:style style:name="P8" style:family="paragraph" style:parent-style-name="Standard">
      <style:text-properties officeooo:rsid="0022894f" officeooo:paragraph-rsid="0022894f"/>
    </style:style>
    <style:style style:name="P9" style:family="paragraph" style:parent-style-name="Standard">
      <style:text-properties officeooo:rsid="00255eb8" officeooo:paragraph-rsid="00255eb8"/>
    </style:style>
    <style:style style:name="P10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paragraph-rsid="00196d41" fo:background-color="#566572" loext:padding="0cm" loext:border="none"/>
    </style:style>
    <style:style style:name="P11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2894f" officeooo:paragraph-rsid="0022894f" fo:background-color="#566572" loext:padding="0cm" loext:border="none"/>
    </style:style>
    <style:style style:name="P12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55eb8" fo:background-color="#566572" loext:padding="0cm" loext:border="none"/>
    </style:style>
    <style:style style:name="P13" style:family="paragraph" style:parent-style-name="Standard">
      <style:paragraph-properties fo:break-before="page"/>
      <style:text-properties officeooo:rsid="0019e34f" officeooo:paragraph-rsid="0019e34f"/>
    </style:style>
    <style:style style:name="P14" style:family="paragraph" style:parent-style-name="Standard">
      <style:paragraph-properties fo:break-before="page"/>
      <style:text-properties officeooo:rsid="001d53c2" officeooo:paragraph-rsid="001d53c2"/>
    </style:style>
    <style:style style:name="P15" style:family="paragraph" style:parent-style-name="Standard">
      <style:paragraph-properties fo:break-before="page"/>
      <style:text-properties officeooo:rsid="00255eb8" officeooo:paragraph-rsid="00255eb8"/>
    </style:style>
    <style:style style:name="P16" style:family="paragraph" style:parent-style-name="Standard">
      <style:paragraph-properties fo:margin-left="0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apple-system" fo:font-size="9.75pt" fo:letter-spacing="normal" fo:font-style="normal" fo:font-weight="normal" officeooo:rsid="001b77ce" officeooo:paragraph-rsid="001b77ce" fo:background-color="#566572" loext:padding="0cm" loext:border="none"/>
    </style:style>
    <style:style style:name="P17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18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officeooo:rsid="001b77ce" officeooo:paragraph-rsid="001b77ce" loext:padding="0cm" loext:border="none"/>
    </style:style>
    <style:style style:name="P19" style:family="paragraph" style:parent-style-name="Standard">
      <style:text-properties officeooo:rsid="001b77ce" officeooo:paragraph-rsid="001b77ce"/>
    </style:style>
    <style:style style:name="P20" style:family="paragraph" style:parent-style-name="Standard">
      <style:text-properties officeooo:rsid="00255eb8" officeooo:paragraph-rsid="00255eb8"/>
    </style:style>
    <style:style style:name="P21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22" style:family="paragraph" style:parent-style-name="Standard">
      <style:text-properties officeooo:rsid="002b6355" officeooo:paragraph-rsid="002b6355"/>
    </style:style>
    <style:style style:name="P23" style:family="paragraph" style:parent-style-name="Standard">
      <style:text-properties officeooo:rsid="002b6355" officeooo:paragraph-rsid="002b6ca0"/>
    </style:style>
    <style:style style:name="P24" style:family="paragraph" style:parent-style-name="Standard">
      <style:text-properties officeooo:rsid="002b6ca0" officeooo:paragraph-rsid="002b6ca0"/>
    </style:style>
    <style:style style:name="P25" style:family="paragraph" style:parent-style-name="Standard">
      <style:text-properties officeooo:rsid="002b6ca0" officeooo:paragraph-rsid="002d9631"/>
    </style:style>
    <style:style style:name="P26" style:family="paragraph" style:parent-style-name="Standard">
      <style:text-properties officeooo:paragraph-rsid="002b6ca0"/>
    </style:style>
    <style:style style:name="P27" style:family="paragraph" style:parent-style-name="Standard">
      <style:text-properties officeooo:paragraph-rsid="002d9631"/>
    </style:style>
    <style:style style:name="P28" style:family="paragraph" style:parent-style-name="Standard">
      <style:text-properties officeooo:rsid="002e9fb7" officeooo:paragraph-rsid="002e9fb7"/>
    </style:style>
    <style:style style:name="P29" style:family="paragraph" style:parent-style-name="Standard">
      <style:paragraph-properties fo:break-before="pag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30" style:family="paragraph" style:parent-style-name="Standard">
      <style:paragraph-properties fo:break-before="page"/>
      <style:text-properties officeooo:rsid="002d9631" officeooo:paragraph-rsid="002d9631"/>
    </style:style>
    <style:style style:name="P31" style:family="paragraph" style:parent-style-name="Standard">
      <style:paragraph-properties fo:margin-left="0.265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T1" style:family="text">
      <style:text-properties officeooo:rsid="0018ca7d"/>
    </style:style>
    <style:style style:name="T2" style:family="text">
      <style:text-properties officeooo:rsid="001cd34e"/>
    </style:style>
    <style:style style:name="T3" style:family="text">
      <style:text-properties officeooo:rsid="001d53c2"/>
    </style:style>
    <style:style style:name="T4" style:family="text">
      <style:text-properties officeooo:rsid="0020d9a0"/>
    </style:style>
    <style:style style:name="T5" style:family="text">
      <style:text-properties officeooo:rsid="00255eb8"/>
    </style:style>
    <style:style style:name="T6" style:family="text">
      <style:text-properties officeooo:rsid="0027740b"/>
    </style:style>
    <style:style style:name="T7" style:family="text">
      <style:text-properties officeooo:rsid="0027953c"/>
    </style:style>
    <style:style style:name="T8" style:family="text">
      <style:text-properties officeooo:rsid="002a0fe4"/>
    </style:style>
    <style:style style:name="T9" style:family="text">
      <style:text-properties officeooo:rsid="002b6355"/>
    </style:style>
    <style:style style:name="T10" style:family="text">
      <style:text-properties officeooo:rsid="002b6ca0"/>
    </style:style>
    <style:style style:name="T11" style:family="text">
      <style:text-properties officeooo:rsid="002d96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</text:p>
      <text:p text:style-name="Standard">e.id, u.nome as 'usuario', l.titulo as 'livro', e.data_retirada as 'data de retirada', e.data_entrega as 'data de entrega' FROM emprestimos e JOIN usuarios u ON e.usuario_id=</text:p>
      <text:p text:style-name="Standard">u.id</text:p>
      <text:p text:style-name="Standard">JOIN livros l ON e.livro_id=</text:p>
      <text:p text:style-name="Standard">l.id</text:p>
      <text:p text:style-name="Standard">ORDER BY</text:p>
      <text:p text:style-name="Standard">e.id</text:p>
      <text:p text:style-name="Standard">ASC;</text:p>
      <text:p text:style-name="Standard"/>
      <text:p text:style-name="Standard">select * from emprestimos;</text:p>
      <text:p text:style-name="Standard">select * from livros;</text:p>
      <text:p text:style-name="Standard">select * from usuarios;</text:p>
      <text:p text:style-name="Standard"/>
      <text:p text:style-name="Standard">SELECT</text:p>
      <text:p text:style-name="Standard"><text:tab/>e.id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tab/>JOIN usuarios u ON e.usuario_id = u.id</text:p>
      <text:p text:style-name="Standard"><text:tab/>JOIN livros l ON e.livro_id = l.id</text:p>
      <text:p text:style-name="Standard">WHERE</text:p>
      <text:p text:style-name="Standard"><text:tab/>nome = 'Victor'</text:p>
      <text:p text:style-name="Standard">ORDER BY e.id ASC;</text:p>
      <text:p text:style-name="Standard"/>
      <text:p text:style-name="Standard">//<text:span text:style-name="T1">Agrupamento pelo que possui mais livros fora</text:span></text:p>
      <text:p text:style-name="Standard">SELECT </text:p>
      <text:p text:style-name="Standard"><text:tab/>count(e.id) as 'Total de livros sem entrega'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s text:c="4"/>JOIN usuarios u ON e.usuario_id=u.id</text:p>
      <text:p text:style-name="Standard"><text:tab/>JOIN livros l ON e.livro_id=l.id</text:p>
      <text:p text:style-name="Standard">WHERE </text:p>
      <text:p text:style-name="Standard"><text:tab/>e.data_entrega is null </text:p>
      <text:p text:style-name="Standard"><text:tab/>GROUP BY u.nome </text:p>
      <text:p text:style-name="Standard"><text:tab/>ORDER BY 1 </text:p>
      <text:p text:style-name="Standard"><text:tab/>DESC LIMIT 1;</text:p>
      <text:p text:style-name="Standard"/>
      <text:p text:style-name="Standard"/>
      <text:p text:style-name="Standard"/>
      <text:p text:style-name="P13">Exercícios:</text:p>
      <text:p text:style-name="P1"/>
      <text:p text:style-name="P10">1.Usuario com a maior idade</text:p>
      <text:p text:style-name="P10">2.Usuario que fez o primeiro emprestimo</text:p>
      <text:p text:style-name="P10">3.Usuario com maio<text:span text:style-name="T2">r</text:span> periodo em atra<text:span text:style-name="T2">s</text:span>o</text:p>
      <text:p text:style-name="P10">4.Livro que mais foi emprestado</text:p>
      <text:p text:style-name="P10">5.Livro que menos foi emprestado</text:p>
      <text:p text:style-name="P11">6.Livros que nunca foram emprestados</text:p>
      <text:p text:style-name="P12">7.Livros menos empresatados e/ou não emprestados</text:p>
      <text:p text:style-name="P10"/>
      <text:p text:style-name="P16"/>
      <text:p text:style-name="P19">1)</text:p>
      <text:p text:style-name="Standard">SELECT </text:p>
      <text:p text:style-name="Standard"><text:s text:c="4"/>nome</text:p>
      <text:p text:style-name="Standard">FROM</text:p>
      <text:p text:style-name="Standard"><text:s text:c="4"/>usuarios</text:p>
      <text:p text:style-name="Standard">WHERE</text:p>
      <text:p text:style-name="Standard"><text:s text:c="4"/>data_nascimento IS NOT NULL</text:p>
      <text:p text:style-name="Standard">ORDER BY data_nascimento</text:p>
      <text:p text:style-name="Standard">LIMIT 1;</text:p>
      <text:p text:style-name="P17"/>
      <text:p text:style-name="P18">2)</text:p>
      <text:p text:style-name="P18">SELECT </text:p>
      <text:p text:style-name="P18"><text:s text:c="4"/>u.nome</text:p>
      <text:p text:style-name="P18">FROM</text:p>
      <text:p text:style-name="P18"><text:s text:c="4"/>emprestimos e</text:p>
      <text:p text:style-name="P18"><text:s text:c="8"/>JOIN</text:p>
      <text:p text:style-name="P18"><text:s text:c="4"/>usuarios u ON e.usuario_id = u.id</text:p>
      <text:p text:style-name="P18">ORDER BY data_retirada ASC</text:p>
      <text:p text:style-name="P18">LIMIT 1;</text:p>
      <text:p text:style-name="Standard"/>
      <text:p text:style-name="P4">3)</text:p>
      <text:p text:style-name="P4">SELECT </text:p>
      <text:p text:style-name="P4"><text:s text:c="4"/>u.nome</text:p>
      <text:p text:style-name="P4">FROM</text:p>
      <text:p text:style-name="P4"><text:s text:c="4"/>emprestimos e</text:p>
      <text:p text:style-name="P4"><text:s text:c="8"/>JOIN</text:p>
      <text:p text:style-name="P4"><text:s text:c="4"/>usuarios u ON u.id = e.usuario_id</text:p>
      <text:p text:style-name="P4">WHERE</text:p>
      <text:p text:style-name="P4"><text:s text:c="4"/>e.data_entrega IS NULL</text:p>
      <text:p text:style-name="P4"><text:s text:c="8"/>AND DATE_ADD(e.data_retirada,</text:p>
      <text:p text:style-name="P4"><text:s text:c="8"/>INTERVAL 3 DAY) &gt; NOW()</text:p>
      <text:p text:style-name="P4">ORDER BY e.data_retirada ASC</text:p>
      <text:p text:style-name="P4">LIMIT 1;</text:p>
      <text:p text:style-name="P4"/>
      <text:p text:style-name="P5"/>
      <text:p text:style-name="P14">4)</text:p>
      <text:p text:style-name="P5">SELECT </text:p>
      <text:p text:style-name="P5"><text:s text:c="4"/>COUNT(e.livro_id), l.titulo</text:p>
      <text:p text:style-name="P5">FROM</text:p>
      <text:p text:style-name="P5"><text:s text:c="4"/>emprestimos e</text:p>
      <text:p text:style-name="P5"><text:s text:c="8"/>JOIN</text:p>
      <text:p text:style-name="P5"><text:s text:c="4"/>livros l ON e.livro_id = l.id</text:p>
      <text:p text:style-name="P5">GROUP BY e.livro_id</text:p>
      <text:p text:style-name="P5">ORDER BY 1 DESC</text:p>
      <text:p text:style-name="P5">LIMIT 1;</text:p>
      <text:p text:style-name="P6"/>
      <text:p text:style-name="P6"><text:span text:style-name="T4">5</text:span>)</text:p>
      <text:p text:style-name="P6">SELECT </text:p>
      <text:p text:style-name="P6"><text:s text:c="4"/>COUNT(e.livro_id), l.titulo</text:p>
      <text:p text:style-name="P6">FROM</text:p>
      <text:p text:style-name="P6"><text:s text:c="4"/>emprestimos e</text:p>
      <text:p text:style-name="P6"><text:s text:c="8"/>JOIN</text:p>
      <text:p text:style-name="P6"><text:s text:c="4"/>livros l ON e.livro_id = l.id</text:p>
      <text:p text:style-name="P6">GROUP BY e.livro_id</text:p>
      <text:p text:style-name="P7"><text:span text:style-name="T3">ORDER BY 1 </text:span><text:span text:style-name="T4">ASC</text:span></text:p>
      <text:p text:style-name="P6">LIMIT 1;</text:p>
      <text:p text:style-name="P6"/>
      <text:p text:style-name="P8">6)</text:p>
      <text:p text:style-name="P8">SELECT </text:p>
      <text:p text:style-name="P8"><text:s text:c="4"/>l.titulo</text:p>
      <text:p text:style-name="P8">FROM</text:p>
      <text:p text:style-name="P8"><text:s text:c="4"/>livros l</text:p>
      <text:p text:style-name="P8"><text:s text:c="8"/>LEFT JOIN</text:p>
      <text:p text:style-name="P8"><text:s text:c="4"/>emprestimos e ON l.id = e.livro_id</text:p>
      <text:p text:style-name="P8">WHERE</text:p>
      <text:p text:style-name="P8"><text:s text:c="4"/>e.id IS NULL</text:p>
      <text:p text:style-name="P8"/>
      <text:p text:style-name="P9">7)</text:p>
      <text:p text:style-name="P9">SELECT </text:p>
      <text:p text:style-name="P9"><text:s text:c="4"/>COUNT(e.id) AS 'Total', l.titulo</text:p>
      <text:p text:style-name="P9">FROM</text:p>
      <text:p text:style-name="P9"><text:s text:c="4"/>livros l</text:p>
      <text:p text:style-name="P9"><text:s text:c="8"/>LEFT JOIN</text:p>
      <text:p text:style-name="P9"><text:s text:c="4"/>emprestimos e ON l.id = e.livro_id</text:p>
      <text:p text:style-name="P9">GROUP BY l.titulo</text:p>
      <text:p text:style-name="P9">ORDER BY 1 ASC</text:p>
      <text:p text:style-name="P9">LIMIT 1;</text:p>
      <text:p text:style-name="P15">//<text:span text:style-name="T6">entre determinados valores</text:span></text:p>
      <text:p text:style-name="P9">SELECT </text:p>
      <text:p text:style-name="P9"><text:s text:c="4"/>*</text:p>
      <text:p text:style-name="P9">FROM</text:p>
      <text:p text:style-name="P9"><text:s text:c="4"/>emprestimos e</text:p>
      <text:p text:style-name="P9">WHERE</text:p>
      <text:p text:style-name="P9"><text:s text:c="4"/>e.data_retirada BETWEEN '2020-06-10' AND '2020-06-15'</text:p>
      <text:p text:style-name="P9"/>
      <text:p text:style-name="P9"/>
      <text:p text:style-name="P9"/>
      <text:p text:style-name="P2"><text:span text:style-name="T5">Quero todos os livros que fo</text:span><text:span text:style-name="T7">ram</text:span><text:span text:style-name="T5"> entregue</text:span><text:span text:style-name="T7">s</text:span><text:span text:style-name="T5"> ou devolvido</text:span><text:span text:style-name="T7">s</text:span><text:span text:style-name="T5"> no periodo entre 10 e 15 do mes 06 </text:span><text:span text:style-name="T7">e </text:span>a soma de todos eles</text:p>
      <text:p text:style-name="P2"/>
      <text:p text:style-name="P3"/>
      <text:p text:style-name="P9">SELECT </text:p>
      <text:p text:style-name="P9"><text:s text:c="4"/>COUNT(e.livro_id) AS 'Total', l.titulo</text:p>
      <text:p text:style-name="P9">FROM</text:p>
      <text:p text:style-name="P9"><text:s text:c="4"/>emprestimos e</text:p>
      <text:p text:style-name="P9"><text:s text:c="8"/>JOIN</text:p>
      <text:p text:style-name="P9"><text:s text:c="4"/>livros l ON l.id = e.livro_id</text:p>
      <text:p text:style-name="P9">WHERE</text:p>
      <text:p text:style-name="P9"><text:s text:c="4"/>e.data_retirada BETWEEN '2020-06-17' AND '2020-06-18'</text:p>
      <text:p text:style-name="P9"><text:s text:c="8"/>OR e.data_entrega BETWEEN '2020-06-17' AND '2020-06-18'</text:p>
      <text:p text:style-name="P9">GROUP BY l.titulo;</text:p>
      <text:p text:style-name="P9"/>
      <text:p text:style-name="P9">//<text:span text:style-name="T8">livros que estão disponíveis</text:span></text:p>
      <text:p text:style-name="P9">SELECT </text:p>
      <text:p text:style-name="P9"><text:s text:c="4"/>l.titulo</text:p>
      <text:p text:style-name="P9">FROM</text:p>
      <text:p text:style-name="P9"><text:s text:c="4"/>livros l</text:p>
      <text:p text:style-name="P9"><text:s text:c="8"/>LEFT JOIN</text:p>
      <text:p text:style-name="P9"><text:s text:c="4"/>emprestimos e ON l.id = e.livro_id</text:p>
      <text:p text:style-name="P9">WHERE</text:p>
      <text:p text:style-name="P9"><text:s text:c="4"/>e.id IS NULL and e.data_entrega is null;</text:p>
      <text:p text:style-name="P29">1. Total de livros Excluido e total de livros disponiveis</text:p>
      <text:p text:style-name="P21">2. Livros que estao como excluido e estao emprestados</text:p>
      <text:p text:style-name="P21">3. Livros que estao como disponivel, mas estao como emprestados em aberto</text:p>
      <text:p text:style-name="P21">4. Entre os livros excluido, qual o que mais teve emprestimo</text:p>
      <text:p text:style-name="P21">5. Entre os livros disponiveis, qual o que mais teve emprestimo</text:p>
      <text:p text:style-name="P21">6. Qual o usuario que mais emprestou livro que esta excluido</text:p>
      <text:p text:style-name="P31"/>
      <text:p text:style-name="P22">1)</text:p>
      <text:p text:style-name="P22">SELECT </text:p>
      <text:p text:style-name="P22"><text:s text:c="4"/>COUNT(situacao) AS 'Totais',</text:p>
      <text:p text:style-name="P22"><text:s text:c="4"/>situacao</text:p>
      <text:p text:style-name="P22">FROM</text:p>
      <text:p text:style-name="P22"><text:s text:c="4"/>livros</text:p>
      <text:p text:style-name="P22">GROUP BY situacao</text:p>
      <text:p text:style-name="P22"/>
      <text:p text:style-name="P22">2)</text:p>
      <text:p text:style-name="P22">SELECT </text:p>
      <text:p text:style-name="P22"><text:s text:c="4"/>l.titulo</text:p>
      <text:p text:style-name="P22">FROM</text:p>
      <text:p text:style-name="P22"><text:s text:c="4"/>livros l</text:p>
      <text:p text:style-name="P22"><text:s text:c="8"/>JOIN</text:p>
      <text:p text:style-name="P22"><text:s text:c="4"/>emprestimos e ON e.livro_id = l.id</text:p>
      <text:p text:style-name="P22">WHERE</text:p>
      <text:p text:style-name="P22"><text:s text:c="4"/>l.situacao = '<text:span text:style-name="T10">E</text:span>xcluido'</text:p>
      <text:p text:style-name="P22"><text:s text:c="8"/>AND e.data_entrega IS NULL</text:p>
      <text:p text:style-name="P22">GROUP BY l.titulo;</text:p>
      <text:p text:style-name="P22"/>
      <text:p text:style-name="P24">3)</text:p>
      <text:p text:style-name="P23">SELECT </text:p>
      <text:p text:style-name="P23"><text:s text:c="4"/>l.titulo</text:p>
      <text:p text:style-name="P23">FROM</text:p>
      <text:p text:style-name="P23"><text:s text:c="4"/>livros l</text:p>
      <text:p text:style-name="P23"><text:s text:c="8"/>JOIN</text:p>
      <text:p text:style-name="P23"><text:s text:c="4"/>emprestimos e ON e.livro_id = l.id</text:p>
      <text:p text:style-name="P23">WHERE</text:p>
      <text:p text:style-name="P26"><text:span text:style-name="T9"><text:s text:c="4"/>l.situacao = '</text:span><text:span text:style-name="T10">Disponivel</text:span><text:span text:style-name="T9">'</text:span></text:p>
      <text:p text:style-name="P23"><text:s text:c="8"/>AND e.data_entrega IS NULL</text:p>
      <text:p text:style-name="P23">GROUP BY l.titulo;</text:p>
      <text:p text:style-name="P23"/>
      <text:p text:style-name="P24">4)</text:p>
      <text:p text:style-name="P24">SELECT </text:p>
      <text:p text:style-name="P24"><text:tab/>count(l.titulo) as 'Quantidade',</text:p>
      <text:p text:style-name="P24"><text:s text:c="4"/>l.titulo</text:p>
      <text:p text:style-name="P24">FROM</text:p>
      <text:p text:style-name="P24"><text:s text:c="4"/>livros l</text:p>
      <text:p text:style-name="P24"><text:s text:c="8"/>JOIN</text:p>
      <text:p text:style-name="P24"><text:s text:c="4"/>emprestimos e ON e.livro_id = l.id</text:p>
      <text:p text:style-name="P24">WHERE</text:p>
      <text:p text:style-name="P24"><text:s text:c="4"/>l.situacao = 'Excluido'</text:p>
      <text:p text:style-name="P24">group by l.titulo</text:p>
      <text:p text:style-name="P24">order by 1 desc</text:p>
      <text:p text:style-name="P24">limit 1;</text:p>
      <text:p text:style-name="P30">5)</text:p>
      <text:p text:style-name="P25">SELECT </text:p>
      <text:p text:style-name="P25"><text:tab/>count(l.titulo) as 'Quantidade',</text:p>
      <text:p text:style-name="P25"><text:s text:c="4"/>l.titulo</text:p>
      <text:p text:style-name="P25">FROM</text:p>
      <text:p text:style-name="P25"><text:s text:c="4"/>livros l</text:p>
      <text:p text:style-name="P25"><text:s text:c="8"/>JOIN</text:p>
      <text:p text:style-name="P25"><text:s text:c="4"/>emprestimos e ON e.livro_id = l.id</text:p>
      <text:p text:style-name="P25">WHERE</text:p>
      <text:p text:style-name="P27"><text:span text:style-name="T10"><text:s text:c="4"/>l.situacao = '</text:span><text:span text:style-name="T11">Disponivel</text:span><text:span text:style-name="T10">'</text:span></text:p>
      <text:p text:style-name="P25">group by l.titulo</text:p>
      <text:p text:style-name="P25">order by 1 desc</text:p>
      <text:p text:style-name="P25">limit 1;</text:p>
      <text:p text:style-name="P25"/>
      <text:p text:style-name="P28">6)</text:p>
      <text:p text:style-name="P28">SELECT </text:p>
      <text:p text:style-name="P28"><text:s text:c="4"/>COUNT(e.usuario_id) AS 'Quantidade', l.titulo, u.nome</text:p>
      <text:p text:style-name="P28">FROM</text:p>
      <text:p text:style-name="P28"><text:s text:c="4"/>usuarios u</text:p>
      <text:p text:style-name="P28"><text:s text:c="8"/>JOIN</text:p>
      <text:p text:style-name="P28"><text:s text:c="4"/>emprestimos e ON e.usuario_id = u.id</text:p>
      <text:p text:style-name="P28"><text:s text:c="8"/>JOIN</text:p>
      <text:p text:style-name="P28"><text:s text:c="4"/>livros l ON e.livro_id = l.id</text:p>
      <text:p text:style-name="P28">WHERE</text:p>
      <text:p text:style-name="P28"><text:s text:c="4"/>l.situacao = 'Excluido'</text:p>
      <text:p text:style-name="P28">GROUP BY e.usuario_id</text:p>
      <text:p text:style-name="P28">ORDER BY 1 DESC</text:p>
      <text:p text:style-name="P28">LIMIT 1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9:40:03.031374845</meta:creation-date>
    <dc:date>2020-06-18T21:51:22.853468856</dc:date>
    <meta:editing-duration>PT1H46M6S</meta:editing-duration>
    <meta:editing-cycles>14</meta:editing-cycles>
    <meta:generator>LibreOffice/6.4.3.2$Linux_X86_64 LibreOffice_project/40$Build-2</meta:generator>
    <meta:document-statistic meta:table-count="0" meta:image-count="0" meta:object-count="0" meta:page-count="6" meta:paragraph-count="220" meta:word-count="653" meta:character-count="4328" meta:non-whitespace-character-count="3450"/>
  </office:meta>
</office:document-meta>
</file>